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53.09pt"/>
    </style:style>
    <style:style style:name="co3" style:family="table-column">
      <style:table-column-properties fo:break-before="auto" style:column-width="40.65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56.1pt"/>
    </style:style>
    <style:style style:name="co8" style:family="table-column">
      <style:table-column-properties fo:break-before="auto" style:column-width="62.7pt"/>
    </style:style>
    <style:style style:name="co9" style:family="table-column">
      <style:table-column-properties fo:break-before="auto" style:column-width="60.35pt"/>
    </style:style>
    <style:style style:name="co10" style:family="table-column">
      <style:table-column-properties fo:break-before="auto" style:column-width="48.19pt"/>
    </style:style>
    <style:style style:name="co11" style:family="table-column">
      <style:table-column-properties fo:break-before="auto" style:column-width="52.61pt"/>
    </style:style>
    <style:style style:name="co12" style:family="table-column">
      <style:table-column-properties fo:break-before="auto" style:column-width="50.8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472c4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4ea6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4472c4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1" style:family="table-cell" style:parent-style-name="Excel_20_Built-in_20_Explanatory_20_Text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3" style:family="table-cell" style:parent-style-name="Excel_20_Built-in_20_Good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Neutral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Bad" style:data-style-name="N0">
      <style:table-cell-properties fo:background-color="#d4ea6b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9" table:default-cell-style-name="ce6"/>
        <table:table-column table:style-name="co10" table:default-cell-style-name="Default"/>
        <table:table-column table:style-name="co11" table:default-cell-style-name="ce6"/>
        <table:table-column table:style-name="co10" table:default-cell-style-name="Default"/>
        <table:table-column table:style-name="co12" table:default-cell-style-name="ce6"/>
        <table:table-column table:style-name="co10" table:default-cell-style-name="Default"/>
        <table:table-column table:style-name="co12" table:default-cell-style-name="ce6"/>
        <table:table-column table:style-name="co10" table:default-cell-style-name="Default"/>
        <table:table-column table:style-name="co12" table:default-cell-style-name="ce6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text:p>Numbers in blue are the tweakable varialb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uy/sell_percent_multi</text:p>
          </table:table-cell>
          <table:table-cell table:style-name="ce2" office:value-type="string" calcext:value-type="string">
            <text:p>First floor Change Amount</text:p>
          </table:table-cell>
          <table:table-cell office:value-type="string" calcext:value-type="string">
            <text:p>buy/sell count</text:p>
          </table:table-cell>
          <table:table-cell office:value-type="string" calcext:value-type="string">
            <text:p>Starting Percent</text:p>
          </table:table-cell>
          <table:table-cell table:number-columns-repeated="9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Share Limit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1" office:value-type="float" office:value="0.005" calcext:value-type="float">
            <text:p>0.00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1.5X</text:p>
          </table:table-cell>
          <table:table-cell table:style-name="ce16" table:formula="of:=[.B3]" office:value-type="float" office:value="0.005" calcext:value-type="float">
            <text:p>0.005</text:p>
          </table:table-cell>
          <table:table-cell table:style-name="ce16"/>
          <table:table-cell table:style-name="ce16" table:formula="of:=[.D3]" office:value-type="float" office:value="0" calcext:value-type="float">
            <text:p>0</text:p>
          </table:table-cell>
          <table:table-cell table:style-name="ce21" table:formula="of:=[.B4]*1.5" office:value-type="float" office:value="0.0075" calcext:value-type="float">
            <text:p>0.0075</text:p>
          </table:table-cell>
          <table:table-cell table:style-name="ce23" table:formula="of:=[.D4]+[.E4]" office:value-type="float" office:value="0.0075" calcext:value-type="float">
            <text:p>0.0075</text:p>
          </table:table-cell>
          <table:table-cell table:style-name="ce21" table:formula="of:=[.E4]*1.5" office:value-type="float" office:value="0.01125" calcext:value-type="float">
            <text:p>0.01125</text:p>
          </table:table-cell>
          <table:table-cell table:style-name="ce23" table:formula="of:=[.F4]+[.G4]" office:value-type="float" office:value="0.01875" calcext:value-type="float">
            <text:p>0.01875</text:p>
          </table:table-cell>
          <table:table-cell table:style-name="ce21" table:formula="of:=[.G4]*1.5" office:value-type="float" office:value="0.016875" calcext:value-type="float">
            <text:p>0.016875</text:p>
          </table:table-cell>
          <table:table-cell table:style-name="ce23" table:formula="of:=[.H4]+[.I4]" office:value-type="float" office:value="0.035625" calcext:value-type="float">
            <text:p>0.035625</text:p>
          </table:table-cell>
          <table:table-cell table:style-name="ce21" table:formula="of:=[.I4]*1.5" office:value-type="float" office:value="0.0253125" calcext:value-type="float">
            <text:p>0.0253125</text:p>
          </table:table-cell>
          <table:table-cell table:style-name="ce23" table:formula="of:=[.J4]+[.K4]" office:value-type="float" office:value="0.0609375" calcext:value-type="float">
            <text:p>0.0609375</text:p>
          </table:table-cell>
          <table:table-cell table:style-name="ce21" table:formula="of:=[.K4]*1.5" office:value-type="float" office:value="0.03796875" calcext:value-type="float">
            <text:p>0.03796875</text:p>
          </table:table-cell>
          <table:table-cell table:style-name="ce26" table:formula="of:=[.L4]+[.M4]" office:value-type="float" office:value="0.09890625" calcext:value-type="float">
            <text:p>0.09890625</text:p>
          </table:table-cell>
          <table:table-cell table:style-name="ce21" table:formula="of:=[.M4]*1.5" office:value-type="float" office:value="0.056953125" calcext:value-type="float">
            <text:p>0.056953125</text:p>
          </table:table-cell>
          <table:table-cell table:style-name="ce29" table:formula="of:=[.N4] +[.O4]" office:value-type="float" office:value="0.155859375" calcext:value-type="float">
            <text:p>0.155859375</text:p>
          </table:table-cell>
          <table:table-cell table:style-name="ce21" table:formula="of:=[.O4]*1.5" office:value-type="float" office:value="0.0854296875" calcext:value-type="float">
            <text:p>0.0854296875</text:p>
          </table:table-cell>
          <table:table-cell table:style-name="ce29" table:formula="of:=[.P4] + [.Q4]" office:value-type="float" office:value="0.2412890625" calcext:value-type="float">
            <text:p>0.2412890625</text:p>
          </table:table-cell>
          <table:table-cell table:style-name="ce16" table:number-columns-repeated="1006"/>
        </table:table-row>
        <table:table-row table:style-name="ro1">
          <table:table-cell table:style-name="ce2" office:value-type="string" calcext:value-type="string">
            <text:p>1.7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5]*1.7" office:value-type="float" office:value="0.0085" calcext:value-type="float">
            <text:p>0.0085</text:p>
          </table:table-cell>
          <table:table-cell table:style-name="ce8" table:formula="of:=[.D5]+[.E5]" office:value-type="float" office:value="0.0085" calcext:value-type="float">
            <text:p>0.0085</text:p>
          </table:table-cell>
          <table:table-cell table:formula="of:=[.E5]*1.7" office:value-type="float" office:value="0.01445" calcext:value-type="float">
            <text:p>0.01445</text:p>
          </table:table-cell>
          <table:table-cell table:style-name="ce8" table:formula="of:=[.F5]+[.G5]" office:value-type="float" office:value="0.02295" calcext:value-type="float">
            <text:p>0.02295</text:p>
          </table:table-cell>
          <table:table-cell table:formula="of:=[.G5]*1.7" office:value-type="float" office:value="0.024565" calcext:value-type="float">
            <text:p>0.024565</text:p>
          </table:table-cell>
          <table:table-cell table:style-name="ce8" table:formula="of:=[.H5]+[.I5]" office:value-type="float" office:value="0.047515" calcext:value-type="float">
            <text:p>0.047515</text:p>
          </table:table-cell>
          <table:table-cell table:formula="of:=[.I5]*1.7" office:value-type="float" office:value="0.0417605" calcext:value-type="float">
            <text:p>0.0417605</text:p>
          </table:table-cell>
          <table:table-cell table:style-name="ce8" table:formula="of:=[.J5]+[.K5]" office:value-type="float" office:value="0.0892755" calcext:value-type="float">
            <text:p>0.0892755</text:p>
          </table:table-cell>
          <table:table-cell table:formula="of:=[.K5]*1.7" office:value-type="float" office:value="0.07099285" calcext:value-type="float">
            <text:p>0.07099285</text:p>
          </table:table-cell>
          <table:table-cell table:style-name="ce10" table:formula="of:=[.L5]+[.M5]" office:value-type="float" office:value="0.16026835" calcext:value-type="float">
            <text:p>0.16026835</text:p>
          </table:table-cell>
          <table:table-cell table:formula="of:=[.M5]*1.7" office:value-type="float" office:value="0.120687845" calcext:value-type="float">
            <text:p>0.120687845</text:p>
          </table:table-cell>
          <table:table-cell table:style-name="ce12" table:formula="of:=[.N5] +[.O5]" office:value-type="float" office:value="0.280956195" calcext:value-type="float">
            <text:p>0.280956195</text:p>
          </table:table-cell>
          <table:table-cell table:formula="of:=[.O5]*1.7" office:value-type="float" office:value="0.2051693365" calcext:value-type="float">
            <text:p>0.2051693365</text:p>
          </table:table-cell>
          <table:table-cell table:style-name="ce12" table:formula="of:=[.P5] + [.Q5]" office:value-type="float" office:value="0.4861255315" calcext:value-type="float">
            <text:p>0.4861255315</text:p>
          </table:table-cell>
          <table:table-cell table:style-name="ce2" table:number-columns-repeated="1006"/>
        </table:table-row>
        <table:table-row table:style-name="ro1">
          <table:table-cell table:style-name="ce3" office:value-type="string" calcext:value-type="string">
            <text:p>1.8X</text:p>
          </table:table-cell>
          <table:table-cell table:style-name="ce3" table:formula="of:=[.B3]" office:value-type="float" office:value="0.005" calcext:value-type="float">
            <text:p>0.005</text:p>
          </table:table-cell>
          <table:table-cell table:style-name="ce3"/>
          <table:table-cell table:style-name="ce3" table:formula="of:=[.D5]" office:value-type="float" office:value="0" calcext:value-type="float">
            <text:p>0</text:p>
          </table:table-cell>
          <table:table-cell table:style-name="ce7" table:formula="of:=[.B6]*1.8" office:value-type="float" office:value="0.009" calcext:value-type="float">
            <text:p>0.009</text:p>
          </table:table-cell>
          <table:table-cell table:style-name="ce9" table:formula="of:=[.D6]+[.E6]" office:value-type="float" office:value="0.009" calcext:value-type="float">
            <text:p>0.009</text:p>
          </table:table-cell>
          <table:table-cell table:style-name="ce7" table:formula="of:=[.E6]*1.8" office:value-type="float" office:value="0.0162" calcext:value-type="float">
            <text:p>0.0162</text:p>
          </table:table-cell>
          <table:table-cell table:style-name="ce9" table:formula="of:=[.F6]+[.G6]" office:value-type="float" office:value="0.0252" calcext:value-type="float">
            <text:p>0.0252</text:p>
          </table:table-cell>
          <table:table-cell table:style-name="ce7" table:formula="of:=[.G6]*1.8" office:value-type="float" office:value="0.02916" calcext:value-type="float">
            <text:p>0.02916</text:p>
          </table:table-cell>
          <table:table-cell table:style-name="ce9" table:formula="of:=[.H6]+[.I6]" office:value-type="float" office:value="0.05436" calcext:value-type="float">
            <text:p>0.05436</text:p>
          </table:table-cell>
          <table:table-cell table:style-name="ce7" table:formula="of:=[.I6]*1.8" office:value-type="float" office:value="0.052488" calcext:value-type="float">
            <text:p>0.052488</text:p>
          </table:table-cell>
          <table:table-cell table:style-name="ce9" table:formula="of:=[.J6]+[.K6]" office:value-type="float" office:value="0.106848" calcext:value-type="float">
            <text:p>0.106848</text:p>
          </table:table-cell>
          <table:table-cell table:style-name="ce7" table:formula="of:=[.K6]*1.8" office:value-type="float" office:value="0.0944784" calcext:value-type="float">
            <text:p>0.0944784</text:p>
          </table:table-cell>
          <table:table-cell table:style-name="ce11" table:formula="of:=[.L6]+[.M6]" office:value-type="float" office:value="0.2013264" calcext:value-type="float">
            <text:p>0.2013264</text:p>
          </table:table-cell>
          <table:table-cell table:style-name="ce7" table:formula="of:=[.M6]*1.8" office:value-type="float" office:value="0.17006112" calcext:value-type="float">
            <text:p>0.17006112</text:p>
          </table:table-cell>
          <table:table-cell table:style-name="ce13" table:formula="of:=[.N6] +[.O6]" office:value-type="float" office:value="0.37138752" calcext:value-type="float">
            <text:p>0.37138752</text:p>
          </table:table-cell>
          <table:table-cell table:style-name="ce7" table:formula="of:=[.O6]*1.8" office:value-type="float" office:value="0.306110016" calcext:value-type="float">
            <text:p>0.306110016</text:p>
          </table:table-cell>
          <table:table-cell table:style-name="ce13" table:formula="of:=[.P6] + [.Q6]" office:value-type="float" office:value="0.677497536" calcext:value-type="float">
            <text:p>0.677497536</text:p>
          </table:table-cell>
          <table:table-cell table:style-name="ce3" table:number-columns-repeated="1006"/>
        </table:table-row>
        <table:table-row table:style-name="ro1">
          <table:table-cell table:style-name="ce2" office:value-type="string" calcext:value-type="string">
            <text:p>1.9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7]*1.9" office:value-type="float" office:value="0.0095" calcext:value-type="float">
            <text:p>0.0095</text:p>
          </table:table-cell>
          <table:table-cell table:style-name="ce8" table:formula="of:=[.D7]+[.E7]" office:value-type="float" office:value="0.0095" calcext:value-type="float">
            <text:p>0.0095</text:p>
          </table:table-cell>
          <table:table-cell table:formula="of:=[.E7]*1.9" office:value-type="float" office:value="0.01805" calcext:value-type="float">
            <text:p>0.01805</text:p>
          </table:table-cell>
          <table:table-cell table:style-name="ce8" table:formula="of:=[.F7]+[.G7]" office:value-type="float" office:value="0.02755" calcext:value-type="float">
            <text:p>0.02755</text:p>
          </table:table-cell>
          <table:table-cell table:formula="of:=[.G7]*1.9" office:value-type="float" office:value="0.034295" calcext:value-type="float">
            <text:p>0.034295</text:p>
          </table:table-cell>
          <table:table-cell table:style-name="ce8" table:formula="of:=[.H7]+[.I7]" office:value-type="float" office:value="0.061845" calcext:value-type="float">
            <text:p>0.061845</text:p>
          </table:table-cell>
          <table:table-cell table:formula="of:=[.I7]*1.9" office:value-type="float" office:value="0.0651605" calcext:value-type="float">
            <text:p>0.0651605</text:p>
          </table:table-cell>
          <table:table-cell table:style-name="ce8" table:formula="of:=[.J7]+[.K7]" office:value-type="float" office:value="0.1270055" calcext:value-type="float">
            <text:p>0.1270055</text:p>
          </table:table-cell>
          <table:table-cell table:formula="of:=[.K7]*1.9" office:value-type="float" office:value="0.12380495" calcext:value-type="float">
            <text:p>0.12380495</text:p>
          </table:table-cell>
          <table:table-cell table:style-name="ce10" table:formula="of:=[.L7]+[.M7]" office:value-type="float" office:value="0.25081045" calcext:value-type="float">
            <text:p>0.25081045</text:p>
          </table:table-cell>
          <table:table-cell table:formula="of:=[.M7]*1.9" office:value-type="float" office:value="0.235229405" calcext:value-type="float">
            <text:p>0.235229405</text:p>
          </table:table-cell>
          <table:table-cell table:style-name="ce12" table:formula="of:=[.N7] +[.O7]" office:value-type="float" office:value="0.486039855" calcext:value-type="float">
            <text:p>0.486039855</text:p>
          </table:table-cell>
          <table:table-cell table:formula="of:=[.O7]*1.9" office:value-type="float" office:value="0.4469358695" calcext:value-type="float">
            <text:p>0.4469358695</text:p>
          </table:table-cell>
          <table:table-cell table:style-name="ce12" table:formula="of:=[.P7] + [.Q7]" office:value-type="float" office:value="0.9329757245" calcext:value-type="float">
            <text:p>0.932975724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2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8]*2" office:value-type="float" office:value="0.01" calcext:value-type="float">
            <text:p>0.01</text:p>
          </table:table-cell>
          <table:table-cell table:style-name="ce8" table:formula="of:=[.D8]+[.E8]" office:value-type="float" office:value="0.01" calcext:value-type="float">
            <text:p>0.01</text:p>
          </table:table-cell>
          <table:table-cell table:formula="of:=[.E8]*2" office:value-type="float" office:value="0.02" calcext:value-type="float">
            <text:p>0.02</text:p>
          </table:table-cell>
          <table:table-cell table:style-name="ce8" table:formula="of:=[.F8]+[.G8]" office:value-type="float" office:value="0.03" calcext:value-type="float">
            <text:p>0.03</text:p>
          </table:table-cell>
          <table:table-cell table:formula="of:=[.G8]*2" office:value-type="float" office:value="0.04" calcext:value-type="float">
            <text:p>0.04</text:p>
          </table:table-cell>
          <table:table-cell table:style-name="ce8" table:formula="of:=[.H8]+[.I8]" office:value-type="float" office:value="0.07" calcext:value-type="float">
            <text:p>0.07</text:p>
          </table:table-cell>
          <table:table-cell table:formula="of:=[.I8]*2" office:value-type="float" office:value="0.08" calcext:value-type="float">
            <text:p>0.08</text:p>
          </table:table-cell>
          <table:table-cell table:style-name="ce8" table:formula="of:=[.J8]+[.K8]" office:value-type="float" office:value="0.15" calcext:value-type="float">
            <text:p>0.15</text:p>
          </table:table-cell>
          <table:table-cell table:formula="of:=[.K8]*2" office:value-type="float" office:value="0.16" calcext:value-type="float">
            <text:p>0.16</text:p>
          </table:table-cell>
          <table:table-cell table:style-name="ce10" table:formula="of:=[.L8]+[.M8]" office:value-type="float" office:value="0.31" calcext:value-type="float">
            <text:p>0.31</text:p>
          </table:table-cell>
          <table:table-cell table:formula="of:=[.M8]*2" office:value-type="float" office:value="0.32" calcext:value-type="float">
            <text:p>0.32</text:p>
          </table:table-cell>
          <table:table-cell table:style-name="ce12" table:formula="of:=[.N8] +[.O8]" office:value-type="float" office:value="0.63" calcext:value-type="float">
            <text:p>0.63</text:p>
          </table:table-cell>
          <table:table-cell table:formula="of:=[.O8]*2" office:value-type="float" office:value="0.64" calcext:value-type="float">
            <text:p>0.64</text:p>
          </table:table-cell>
          <table:table-cell table:style-name="ce12" table:formula="of:=[.P8] + [.Q8]" office:value-type="float" office:value="1.27" calcext:value-type="float">
            <text:p>1.27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2.1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9]*2.1" office:value-type="float" office:value="0.0105" calcext:value-type="float">
            <text:p>0.0105</text:p>
          </table:table-cell>
          <table:table-cell table:style-name="ce8" table:formula="of:=[.D9]+[.E9]" office:value-type="float" office:value="0.0105" calcext:value-type="float">
            <text:p>0.0105</text:p>
          </table:table-cell>
          <table:table-cell table:formula="of:=[.E9]*2.1" office:value-type="float" office:value="0.02205" calcext:value-type="float">
            <text:p>0.02205</text:p>
          </table:table-cell>
          <table:table-cell table:style-name="ce8" table:formula="of:=[.F9]+[.G9]" office:value-type="float" office:value="0.03255" calcext:value-type="float">
            <text:p>0.03255</text:p>
          </table:table-cell>
          <table:table-cell table:formula="of:=[.G9]*2.1" office:value-type="float" office:value="0.046305" calcext:value-type="float">
            <text:p>0.046305</text:p>
          </table:table-cell>
          <table:table-cell table:style-name="ce8" table:formula="of:=[.H9]+[.I9]" office:value-type="float" office:value="0.078855" calcext:value-type="float">
            <text:p>0.078855</text:p>
          </table:table-cell>
          <table:table-cell table:formula="of:=[.I9]*2.1" office:value-type="float" office:value="0.0972405" calcext:value-type="float">
            <text:p>0.0972405</text:p>
          </table:table-cell>
          <table:table-cell table:style-name="ce8" table:formula="of:=[.J9]+[.K9]" office:value-type="float" office:value="0.1760955" calcext:value-type="float">
            <text:p>0.1760955</text:p>
          </table:table-cell>
          <table:table-cell table:formula="of:=[.K9]*2.1" office:value-type="float" office:value="0.20420505" calcext:value-type="float">
            <text:p>0.20420505</text:p>
          </table:table-cell>
          <table:table-cell table:style-name="ce10" table:formula="of:=[.L9]+[.M9]" office:value-type="float" office:value="0.38030055" calcext:value-type="float">
            <text:p>0.38030055</text:p>
          </table:table-cell>
          <table:table-cell table:formula="of:=[.M9]*2.1" office:value-type="float" office:value="0.428830605" calcext:value-type="float">
            <text:p>0.428830605</text:p>
          </table:table-cell>
          <table:table-cell table:style-name="ce12" table:formula="of:=[.N9] +[.O9]" office:value-type="float" office:value="0.809131155" calcext:value-type="float">
            <text:p>0.809131155</text:p>
          </table:table-cell>
          <table:table-cell table:formula="of:=[.O9]*2.1" office:value-type="float" office:value="0.9005442705" calcext:value-type="float">
            <text:p>0.9005442705</text:p>
          </table:table-cell>
          <table:table-cell table:style-name="ce12" table:formula="of:=[.P9] + [.Q9]" office:value-type="float" office:value="1.7096754255" calcext:value-type="float">
            <text:p>1.709675425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2.2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10]*2.2" office:value-type="float" office:value="0.011" calcext:value-type="float">
            <text:p>0.011</text:p>
          </table:table-cell>
          <table:table-cell table:style-name="ce8" table:formula="of:=[.D10]+[.E10]" office:value-type="float" office:value="0.011" calcext:value-type="float">
            <text:p>0.011</text:p>
          </table:table-cell>
          <table:table-cell table:formula="of:=[.E10]*2.2" office:value-type="float" office:value="0.0242" calcext:value-type="float">
            <text:p>0.0242</text:p>
          </table:table-cell>
          <table:table-cell table:style-name="ce8" table:formula="of:=[.F10]+[.G10]" office:value-type="float" office:value="0.0352" calcext:value-type="float">
            <text:p>0.0352</text:p>
          </table:table-cell>
          <table:table-cell table:formula="of:=[.G10]*2.2" office:value-type="float" office:value="0.05324" calcext:value-type="float">
            <text:p>0.05324</text:p>
          </table:table-cell>
          <table:table-cell table:style-name="ce8" table:formula="of:=[.H10]+[.I10]" office:value-type="float" office:value="0.08844" calcext:value-type="float">
            <text:p>0.08844</text:p>
          </table:table-cell>
          <table:table-cell table:formula="of:=[.I10]*2.2" office:value-type="float" office:value="0.117128" calcext:value-type="float">
            <text:p>0.117128</text:p>
          </table:table-cell>
          <table:table-cell table:style-name="ce8" table:formula="of:=[.J10]+[.K10]" office:value-type="float" office:value="0.205568" calcext:value-type="float">
            <text:p>0.205568</text:p>
          </table:table-cell>
          <table:table-cell table:formula="of:=[.K10]*2.2" office:value-type="float" office:value="0.2576816" calcext:value-type="float">
            <text:p>0.2576816</text:p>
          </table:table-cell>
          <table:table-cell table:style-name="ce10" table:formula="of:=[.L10]+[.M10]" office:value-type="float" office:value="0.4632496" calcext:value-type="float">
            <text:p>0.4632496</text:p>
          </table:table-cell>
          <table:table-cell table:formula="of:=[.M10]*2.2" office:value-type="float" office:value="0.56689952" calcext:value-type="float">
            <text:p>0.56689952</text:p>
          </table:table-cell>
          <table:table-cell table:style-name="ce12" table:formula="of:=[.N10] +[.O10]" office:value-type="float" office:value="1.03014912" calcext:value-type="float">
            <text:p>1.03014912</text:p>
          </table:table-cell>
          <table:table-cell table:formula="of:=[.O10]*2.2" office:value-type="float" office:value="1.247178944" calcext:value-type="float">
            <text:p>1.247178944</text:p>
          </table:table-cell>
          <table:table-cell table:style-name="ce12" table:formula="of:=[.P10] + [.Q10]" office:value-type="float" office:value="2.277328064" calcext:value-type="float">
            <text:p>2.277328064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2.3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11]*2.3" office:value-type="float" office:value="0.0115" calcext:value-type="float">
            <text:p>0.0115</text:p>
          </table:table-cell>
          <table:table-cell table:style-name="ce8" table:formula="of:=[.D11]+[.E11]" office:value-type="float" office:value="0.0115" calcext:value-type="float">
            <text:p>0.0115</text:p>
          </table:table-cell>
          <table:table-cell table:formula="of:=[.E11]*2.3" office:value-type="float" office:value="0.02645" calcext:value-type="float">
            <text:p>0.02645</text:p>
          </table:table-cell>
          <table:table-cell table:style-name="ce8" table:formula="of:=[.F11]+[.G11]" office:value-type="float" office:value="0.03795" calcext:value-type="float">
            <text:p>0.03795</text:p>
          </table:table-cell>
          <table:table-cell table:formula="of:=[.G11]*2.3" office:value-type="float" office:value="0.060835" calcext:value-type="float">
            <text:p>0.060835</text:p>
          </table:table-cell>
          <table:table-cell table:style-name="ce8" table:formula="of:=[.H11]+[.I11]" office:value-type="float" office:value="0.098785" calcext:value-type="float">
            <text:p>0.098785</text:p>
          </table:table-cell>
          <table:table-cell table:formula="of:=[.I11]*2.3" office:value-type="float" office:value="0.1399205" calcext:value-type="float">
            <text:p>0.1399205</text:p>
          </table:table-cell>
          <table:table-cell table:style-name="ce8" table:formula="of:=[.J11]+[.K11]" office:value-type="float" office:value="0.2387055" calcext:value-type="float">
            <text:p>0.2387055</text:p>
          </table:table-cell>
          <table:table-cell table:formula="of:=[.K11]*2.3" office:value-type="float" office:value="0.32181715" calcext:value-type="float">
            <text:p>0.32181715</text:p>
          </table:table-cell>
          <table:table-cell table:style-name="ce10" table:formula="of:=[.L11]+[.M11]" office:value-type="float" office:value="0.56052265" calcext:value-type="float">
            <text:p>0.56052265</text:p>
          </table:table-cell>
          <table:table-cell table:formula="of:=[.M11]*2.3" office:value-type="float" office:value="0.740179445" calcext:value-type="float">
            <text:p>0.740179445</text:p>
          </table:table-cell>
          <table:table-cell table:style-name="ce12" table:formula="of:=[.N11] +[.O11]" office:value-type="float" office:value="1.300702095" calcext:value-type="float">
            <text:p>1.300702095</text:p>
          </table:table-cell>
          <table:table-cell table:formula="of:=[.O11]*2.3" office:value-type="float" office:value="1.7024127235" calcext:value-type="float">
            <text:p>1.7024127235</text:p>
          </table:table-cell>
          <table:table-cell table:style-name="ce12" table:formula="of:=[.P11] + [.Q11]" office:value-type="float" office:value="3.0031148185" calcext:value-type="float">
            <text:p>3.003114818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2.5X</text:p>
          </table:table-cell>
          <table:table-cell table:style-name="ce2" table:formula="of:=[.B3]" office:value-type="float" office:value="0.005" calcext:value-type="float">
            <text:p>0.005</text:p>
          </table:table-cell>
          <table:table-cell/>
          <table:table-cell table:formula="of:=[.D3]" office:value-type="float" office:value="0" calcext:value-type="float">
            <text:p>0</text:p>
          </table:table-cell>
          <table:table-cell table:formula="of:=[.B12]*2.5" office:value-type="float" office:value="0.0125" calcext:value-type="float">
            <text:p>0.0125</text:p>
          </table:table-cell>
          <table:table-cell table:style-name="ce8" table:formula="of:=[.D12]+[.E12]" office:value-type="float" office:value="0.0125" calcext:value-type="float">
            <text:p>0.0125</text:p>
          </table:table-cell>
          <table:table-cell table:formula="of:=[.E12]*2.5" office:value-type="float" office:value="0.03125" calcext:value-type="float">
            <text:p>0.03125</text:p>
          </table:table-cell>
          <table:table-cell table:style-name="ce8" table:formula="of:=[.F12]+[.G12]" office:value-type="float" office:value="0.04375" calcext:value-type="float">
            <text:p>0.04375</text:p>
          </table:table-cell>
          <table:table-cell table:formula="of:=[.G12]*2.5" office:value-type="float" office:value="0.078125" calcext:value-type="float">
            <text:p>0.078125</text:p>
          </table:table-cell>
          <table:table-cell table:style-name="ce8" table:formula="of:=[.H12]+[.I12]" office:value-type="float" office:value="0.121875" calcext:value-type="float">
            <text:p>0.121875</text:p>
          </table:table-cell>
          <table:table-cell table:formula="of:=[.I12]*2.5" office:value-type="float" office:value="0.1953125" calcext:value-type="float">
            <text:p>0.1953125</text:p>
          </table:table-cell>
          <table:table-cell table:style-name="ce8" table:formula="of:=[.J12]+[.K12]" office:value-type="float" office:value="0.3171875" calcext:value-type="float">
            <text:p>0.3171875</text:p>
          </table:table-cell>
          <table:table-cell table:formula="of:=[.K12]*2.5" office:value-type="float" office:value="0.48828125" calcext:value-type="float">
            <text:p>0.48828125</text:p>
          </table:table-cell>
          <table:table-cell table:style-name="ce10" table:formula="of:=[.L12]+[.M12]" office:value-type="float" office:value="0.80546875" calcext:value-type="float">
            <text:p>0.80546875</text:p>
          </table:table-cell>
          <table:table-cell table:formula="of:=[.M12]*2.5" office:value-type="float" office:value="1.220703125" calcext:value-type="float">
            <text:p>1.220703125</text:p>
          </table:table-cell>
          <table:table-cell table:style-name="ce12" table:formula="of:=[.N12] +[.O12]" office:value-type="float" office:value="2.026171875" calcext:value-type="float">
            <text:p>2.026171875</text:p>
          </table:table-cell>
          <table:table-cell table:formula="of:=[.O12]*2.5" office:value-type="float" office:value="3.0517578125" calcext:value-type="float">
            <text:p>3.0517578125</text:p>
          </table:table-cell>
          <table:table-cell table:style-name="ce12" table:formula="of:=[.P12] + [.Q12]" office:value-type="float" office:value="5.0779296875" calcext:value-type="float">
            <text:p>5.0779296875</text:p>
          </table:table-cell>
          <table:table-cell table:style-name="ce2" table:number-columns-repeated="1006"/>
        </table:table-row>
        <table:table-row table:style-name="ro1">
          <table:table-cell table:style-name="ce2" office:value-type="string" calcext:value-type="string">
            <text:p>Shares Per floor/Ceiling 2X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2" table:formula="of:=[.C13]*2" office:value-type="float" office:value="2" calcext:value-type="float">
            <text:p>2</text:p>
          </table:table-cell>
          <table:table-cell/>
          <table:table-cell table:style-name="ce2" table:formula="of:=[.F13] *2" office:value-type="float" office:value="4" calcext:value-type="float">
            <text:p>4</text:p>
          </table:table-cell>
          <table:table-cell/>
          <table:table-cell table:style-name="ce2" table:formula="of:=[.H13] *2" office:value-type="float" office:value="8" calcext:value-type="float">
            <text:p>8</text:p>
          </table:table-cell>
          <table:table-cell/>
          <table:table-cell table:style-name="ce2" table:formula="of:=[.J13] *2" office:value-type="float" office:value="16" calcext:value-type="float">
            <text:p>16</text:p>
          </table:table-cell>
          <table:table-cell/>
          <table:table-cell table:style-name="ce2" table:formula="of:=[.L13] *2" office:value-type="float" office:value="32" calcext:value-type="float">
            <text:p>32</text:p>
          </table:table-cell>
          <table:table-cell/>
          <table:table-cell table:style-name="ce2" table:formula="of:=[.N13] *2" office:value-type="float" office:value="64" calcext:value-type="float">
            <text:p>64</text:p>
          </table:table-cell>
          <table:table-cell/>
          <table:table-cell table:style-name="ce2" table:formula="of:=[.P13] *2" office:value-type="float" office:value="128" calcext:value-type="float">
            <text:p>128</text:p>
          </table:table-cell>
          <table:table-cell table:style-name="ce2" table:formula="of:=[.R13] *2" office:value-type="float" office:value="256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number-columns-repeated="2"/>
          <table:table-cell table:style-name="ce2" table:formula="of:=[.C14] + [.F13]" office:value-type="float" office:value="3" calcext:value-type="float">
            <text:p>3</text:p>
          </table:table-cell>
          <table:table-cell/>
          <table:table-cell table:style-name="ce2" table:formula="of:=[.F14] + [.H13]" office:value-type="float" office:value="7" calcext:value-type="float">
            <text:p>7</text:p>
          </table:table-cell>
          <table:table-cell/>
          <table:table-cell table:style-name="ce2" table:formula="of:=[.H14] + [.J13]" office:value-type="float" office:value="15" calcext:value-type="float">
            <text:p>15</text:p>
          </table:table-cell>
          <table:table-cell/>
          <table:table-cell table:style-name="ce2" table:formula="of:=[.J14] + [.L13]" office:value-type="float" office:value="31" calcext:value-type="float">
            <text:p>31</text:p>
          </table:table-cell>
          <table:table-cell/>
          <table:table-cell table:style-name="ce2" table:formula="of:=[.L14] + [.N13]" office:value-type="float" office:value="63" calcext:value-type="float">
            <text:p>63</text:p>
          </table:table-cell>
          <table:table-cell/>
          <table:table-cell table:style-name="ce2" table:formula="of:=[.N14] + [.P13]" office:value-type="float" office:value="127" calcext:value-type="float">
            <text:p>127</text:p>
          </table:table-cell>
          <table:table-cell/>
          <table:table-cell table:style-name="ce2" table:formula="of:=[.P14] + [.R13]" office:value-type="float" office:value="255" calcext:value-type="float">
            <text:p>255</text:p>
          </table:table-cell>
          <table:table-cell table:style-name="ce2" table:formula="of:=[.R14] + [.S13]" office:value-type="float" office:value="511" calcext:value-type="float">
            <text:p>511</text:p>
          </table:table-cell>
          <table:table-cell table:number-columns-repeated="1005"/>
        </table:table-row>
        <table:table-row table:style-name="ro1" table:number-rows-repeated="3"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6"/>
        </table:table-row>
        <table:table-row table:style-name="ro1">
          <table:table-cell table:style-name="ce2" office:value-type="string" calcext:value-type="string">
            <text:p>buy/sell_percent_multi</text:p>
          </table:table-cell>
          <table:table-cell table:style-name="ce2" office:value-type="string" calcext:value-type="string">
            <text:p>First floor Change Amount Percentage</text:p>
          </table:table-cell>
          <table:table-cell office:value-type="string" calcext:value-type="string">
            <text:p>buy/sell count</text:p>
          </table:table-cell>
          <table:table-cell office:value-type="string" calcext:value-type="string">
            <text:p>Starting Percent</text:p>
          </table:table-cell>
          <table:table-cell table:number-columns-repeated="9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Share Limit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1" office:value-type="float" office:value="0.005" calcext:value-type="float">
            <text:p>0.00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.8X</text:p>
          </table:table-cell>
          <table:table-cell table:style-name="ce3" table:formula="of:=[.B19]" office:value-type="float" office:value="0.005" calcext:value-type="float">
            <text:p>0.005</text:p>
          </table:table-cell>
          <table:table-cell table:style-name="ce3"/>
          <table:table-cell table:style-name="ce3" table:formula="of:=[.D19]" office:value-type="float" office:value="0" calcext:value-type="float">
            <text:p>0</text:p>
          </table:table-cell>
          <table:table-cell table:style-name="ce7" table:formula="of:=[.B20]*1.8" office:value-type="float" office:value="0.009" calcext:value-type="float">
            <text:p>0.009</text:p>
          </table:table-cell>
          <table:table-cell table:style-name="ce9" table:formula="of:=[.D20]+[.E20]" office:value-type="float" office:value="0.009" calcext:value-type="float">
            <text:p>0.009</text:p>
          </table:table-cell>
          <table:table-cell table:style-name="ce7" table:formula="of:=[.E20]*1.8" office:value-type="float" office:value="0.0162" calcext:value-type="float">
            <text:p>0.0162</text:p>
          </table:table-cell>
          <table:table-cell table:style-name="ce9" table:formula="of:=[.F20]+[.G20]" office:value-type="float" office:value="0.0252" calcext:value-type="float">
            <text:p>0.0252</text:p>
          </table:table-cell>
          <table:table-cell table:style-name="ce7" table:formula="of:=[.G20]*1.8" office:value-type="float" office:value="0.02916" calcext:value-type="float">
            <text:p>0.02916</text:p>
          </table:table-cell>
          <table:table-cell table:style-name="ce9" table:formula="of:=[.H20]+[.I20]" office:value-type="float" office:value="0.05436" calcext:value-type="float">
            <text:p>0.05436</text:p>
          </table:table-cell>
          <table:table-cell table:style-name="ce7" table:formula="of:=[.I20]*1.8" office:value-type="float" office:value="0.052488" calcext:value-type="float">
            <text:p>0.052488</text:p>
          </table:table-cell>
          <table:table-cell table:style-name="ce9" table:formula="of:=[.J20]+[.K20]" office:value-type="float" office:value="0.106848" calcext:value-type="float">
            <text:p>0.106848</text:p>
          </table:table-cell>
          <table:table-cell table:style-name="ce7" table:formula="of:=[.K20]*1.8" office:value-type="float" office:value="0.0944784" calcext:value-type="float">
            <text:p>0.0944784</text:p>
          </table:table-cell>
          <table:table-cell table:style-name="ce11" table:formula="of:=[.L20]+[.M20]" office:value-type="float" office:value="0.2013264" calcext:value-type="float">
            <text:p>0.2013264</text:p>
          </table:table-cell>
          <table:table-cell table:style-name="ce7" table:formula="of:=[.M20]*1.8" office:value-type="float" office:value="0.17006112" calcext:value-type="float">
            <text:p>0.17006112</text:p>
          </table:table-cell>
          <table:table-cell table:style-name="ce13" table:formula="of:=[.N20] +[.O20]" office:value-type="float" office:value="0.37138752" calcext:value-type="float">
            <text:p>0.37138752</text:p>
          </table:table-cell>
          <table:table-cell table:style-name="ce7" table:formula="of:=[.O20]*1.8" office:value-type="float" office:value="0.306110016" calcext:value-type="float">
            <text:p>0.306110016</text:p>
          </table:table-cell>
          <table:table-cell table:style-name="ce13" table:formula="of:=[.P20] + [.Q20]" office:value-type="float" office:value="0.677497536" calcext:value-type="float">
            <text:p>0.677497536</text:p>
          </table:table-cell>
          <table:table-cell table:style-name="ce3" table:number-columns-repeated="1006"/>
        </table:table-row>
        <table:table-row table:style-name="ro1">
          <table:table-cell table:style-name="ce3" office:value-type="string" calcext:value-type="string">
            <text:p>1.9X</text:p>
          </table:table-cell>
          <table:table-cell table:style-name="ce3" table:formula="of:=[.B20]" office:value-type="float" office:value="0.005" calcext:value-type="float">
            <text:p>0.005</text:p>
          </table:table-cell>
          <table:table-cell table:style-name="ce3"/>
          <table:table-cell table:style-name="ce3" table:formula="of:=[.D20]" office:value-type="float" office:value="0" calcext:value-type="float">
            <text:p>0</text:p>
          </table:table-cell>
          <table:table-cell table:style-name="ce7" table:formula="of:=[.B21]*1.9" office:value-type="float" office:value="0.0095" calcext:value-type="float">
            <text:p>0.0095</text:p>
          </table:table-cell>
          <table:table-cell table:style-name="ce9" table:formula="of:=[.D21]+[.E21]" office:value-type="float" office:value="0.0095" calcext:value-type="float">
            <text:p>0.0095</text:p>
          </table:table-cell>
          <table:table-cell table:style-name="ce7" table:formula="of:=[.E21]*1.9" office:value-type="float" office:value="0.01805" calcext:value-type="float">
            <text:p>0.01805</text:p>
          </table:table-cell>
          <table:table-cell table:style-name="ce9" table:formula="of:=[.F21]+[.G21]" office:value-type="float" office:value="0.02755" calcext:value-type="float">
            <text:p>0.02755</text:p>
          </table:table-cell>
          <table:table-cell table:style-name="ce7" table:formula="of:=[.G21]*1.9" office:value-type="float" office:value="0.034295" calcext:value-type="float">
            <text:p>0.034295</text:p>
          </table:table-cell>
          <table:table-cell table:style-name="ce9" table:formula="of:=[.H21]+[.I21]" office:value-type="float" office:value="0.061845" calcext:value-type="float">
            <text:p>0.061845</text:p>
          </table:table-cell>
          <table:table-cell table:style-name="ce7" table:formula="of:=[.I21]*1.9" office:value-type="float" office:value="0.0651605" calcext:value-type="float">
            <text:p>0.0651605</text:p>
          </table:table-cell>
          <table:table-cell table:style-name="ce9" table:formula="of:=[.J21]+[.K21]" office:value-type="float" office:value="0.1270055" calcext:value-type="float">
            <text:p>0.1270055</text:p>
          </table:table-cell>
          <table:table-cell table:style-name="ce7" table:formula="of:=[.K21]*1.9" office:value-type="float" office:value="0.12380495" calcext:value-type="float">
            <text:p>0.12380495</text:p>
          </table:table-cell>
          <table:table-cell table:style-name="ce11" table:formula="of:=[.L21]+[.M21]" office:value-type="float" office:value="0.25081045" calcext:value-type="float">
            <text:p>0.25081045</text:p>
          </table:table-cell>
          <table:table-cell table:style-name="ce7" table:formula="of:=[.M21]*1.9" office:value-type="float" office:value="0.235229405" calcext:value-type="float">
            <text:p>0.235229405</text:p>
          </table:table-cell>
          <table:table-cell table:style-name="ce13" table:formula="of:=[.N21] +[.O21]" office:value-type="float" office:value="0.486039855" calcext:value-type="float">
            <text:p>0.486039855</text:p>
          </table:table-cell>
          <table:table-cell table:style-name="ce7" table:formula="of:=[.O21]*1.9" office:value-type="float" office:value="0.4469358695" calcext:value-type="float">
            <text:p>0.4469358695</text:p>
          </table:table-cell>
          <table:table-cell table:style-name="ce13" table:formula="of:=[.P21] + [.Q21]" office:value-type="float" office:value="0.9329757245" calcext:value-type="float">
            <text:p>0.9329757245</text:p>
          </table:table-cell>
          <table:table-cell table:style-name="ce3" table:number-columns-repeated="1006"/>
        </table:table-row>
        <table:table-row table:style-name="ro1">
          <table:table-cell office:value-type="string" calcext:value-type="string">
            <text:p>2X</text:p>
          </table:table-cell>
          <table:table-cell table:formula="of:=[.B19]" office:value-type="float" office:value="0.005" calcext:value-type="float">
            <text:p>0.005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formula="of:=[.B22]*2" office:value-type="float" office:value="0.01" calcext:value-type="float">
            <text:p>0.01</text:p>
          </table:table-cell>
          <table:table-cell table:style-name="ce8" table:formula="of:=[.D22]+[.E22]" office:value-type="float" office:value="0.01" calcext:value-type="float">
            <text:p>0.01</text:p>
          </table:table-cell>
          <table:table-cell table:formula="of:=[.E22]*2" office:value-type="float" office:value="0.02" calcext:value-type="float">
            <text:p>0.02</text:p>
          </table:table-cell>
          <table:table-cell table:style-name="ce8" table:formula="of:=[.F22]+[.G22]" office:value-type="float" office:value="0.03" calcext:value-type="float">
            <text:p>0.03</text:p>
          </table:table-cell>
          <table:table-cell table:formula="of:=[.G22]*2" office:value-type="float" office:value="0.04" calcext:value-type="float">
            <text:p>0.04</text:p>
          </table:table-cell>
          <table:table-cell table:style-name="ce8" table:formula="of:=[.H22]+[.I22]" office:value-type="float" office:value="0.07" calcext:value-type="float">
            <text:p>0.07</text:p>
          </table:table-cell>
          <table:table-cell table:formula="of:=[.I22]*2" office:value-type="float" office:value="0.08" calcext:value-type="float">
            <text:p>0.08</text:p>
          </table:table-cell>
          <table:table-cell table:style-name="ce8" table:formula="of:=[.J22]+[.K22]" office:value-type="float" office:value="0.15" calcext:value-type="float">
            <text:p>0.15</text:p>
          </table:table-cell>
          <table:table-cell table:formula="of:=[.K22]*2" office:value-type="float" office:value="0.16" calcext:value-type="float">
            <text:p>0.16</text:p>
          </table:table-cell>
          <table:table-cell table:style-name="ce10" table:formula="of:=[.L22]+[.M22]" office:value-type="float" office:value="0.31" calcext:value-type="float">
            <text:p>0.31</text:p>
          </table:table-cell>
          <table:table-cell table:formula="of:=[.M22]*2" office:value-type="float" office:value="0.32" calcext:value-type="float">
            <text:p>0.32</text:p>
          </table:table-cell>
          <table:table-cell table:style-name="ce12" table:formula="of:=[.N22] +[.O22]" office:value-type="float" office:value="0.63" calcext:value-type="float">
            <text:p>0.63</text:p>
          </table:table-cell>
          <table:table-cell table:formula="of:=[.O22]*2" office:value-type="float" office:value="0.64" calcext:value-type="float">
            <text:p>0.64</text:p>
          </table:table-cell>
          <table:table-cell table:style-name="ce12" table:formula="of:=[.P22] + [.Q22]" office:value-type="float" office:value="1.27" calcext:value-type="float">
            <text:p>1.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1X</text:p>
          </table:table-cell>
          <table:table-cell table:formula="of:=[.B19]" office:value-type="float" office:value="0.005" calcext:value-type="float">
            <text:p>0.005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formula="of:=[.B23]*2.1" office:value-type="float" office:value="0.0105" calcext:value-type="float">
            <text:p>0.0105</text:p>
          </table:table-cell>
          <table:table-cell table:style-name="ce8" table:formula="of:=[.D23]+[.E23]" office:value-type="float" office:value="0.0105" calcext:value-type="float">
            <text:p>0.0105</text:p>
          </table:table-cell>
          <table:table-cell table:formula="of:=[.E23]*2.1" office:value-type="float" office:value="0.02205" calcext:value-type="float">
            <text:p>0.02205</text:p>
          </table:table-cell>
          <table:table-cell table:style-name="ce8" table:formula="of:=[.F23]+[.G23]" office:value-type="float" office:value="0.03255" calcext:value-type="float">
            <text:p>0.03255</text:p>
          </table:table-cell>
          <table:table-cell table:formula="of:=[.G23]*2.1" office:value-type="float" office:value="0.046305" calcext:value-type="float">
            <text:p>0.046305</text:p>
          </table:table-cell>
          <table:table-cell table:style-name="ce8" table:formula="of:=[.H23]+[.I23]" office:value-type="float" office:value="0.078855" calcext:value-type="float">
            <text:p>0.078855</text:p>
          </table:table-cell>
          <table:table-cell table:formula="of:=[.I23]*2.1" office:value-type="float" office:value="0.0972405" calcext:value-type="float">
            <text:p>0.0972405</text:p>
          </table:table-cell>
          <table:table-cell table:style-name="ce8" table:formula="of:=[.J23]+[.K23]" office:value-type="float" office:value="0.1760955" calcext:value-type="float">
            <text:p>0.1760955</text:p>
          </table:table-cell>
          <table:table-cell table:formula="of:=[.K23]*2.1" office:value-type="float" office:value="0.20420505" calcext:value-type="float">
            <text:p>0.20420505</text:p>
          </table:table-cell>
          <table:table-cell table:style-name="ce10" table:formula="of:=[.L23]+[.M23]" office:value-type="float" office:value="0.38030055" calcext:value-type="float">
            <text:p>0.38030055</text:p>
          </table:table-cell>
          <table:table-cell table:formula="of:=[.M23]*2.1" office:value-type="float" office:value="0.428830605" calcext:value-type="float">
            <text:p>0.428830605</text:p>
          </table:table-cell>
          <table:table-cell table:style-name="ce12" table:formula="of:=[.N23] +[.O23]" office:value-type="float" office:value="0.809131155" calcext:value-type="float">
            <text:p>0.809131155</text:p>
          </table:table-cell>
          <table:table-cell table:formula="of:=[.O23]*2.1" office:value-type="float" office:value="0.9005442705" calcext:value-type="float">
            <text:p>0.9005442705</text:p>
          </table:table-cell>
          <table:table-cell table:style-name="ce12" table:formula="of:=[.P23] + [.Q23]" office:value-type="float" office:value="1.7096754255" calcext:value-type="float">
            <text:p>1.70967542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2X</text:p>
          </table:table-cell>
          <table:table-cell table:formula="of:=[.B19]" office:value-type="float" office:value="0.005" calcext:value-type="float">
            <text:p>0.005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formula="of:=[.B24]*2.2" office:value-type="float" office:value="0.011" calcext:value-type="float">
            <text:p>0.011</text:p>
          </table:table-cell>
          <table:table-cell table:style-name="ce8" table:formula="of:=[.D24]+[.E24]" office:value-type="float" office:value="0.011" calcext:value-type="float">
            <text:p>0.011</text:p>
          </table:table-cell>
          <table:table-cell table:formula="of:=[.E24]*2.2" office:value-type="float" office:value="0.0242" calcext:value-type="float">
            <text:p>0.0242</text:p>
          </table:table-cell>
          <table:table-cell table:style-name="ce8" table:formula="of:=[.F24]+[.G24]" office:value-type="float" office:value="0.0352" calcext:value-type="float">
            <text:p>0.0352</text:p>
          </table:table-cell>
          <table:table-cell table:formula="of:=[.G24]*2.2" office:value-type="float" office:value="0.05324" calcext:value-type="float">
            <text:p>0.05324</text:p>
          </table:table-cell>
          <table:table-cell table:style-name="ce8" table:formula="of:=[.H24]+[.I24]" office:value-type="float" office:value="0.08844" calcext:value-type="float">
            <text:p>0.08844</text:p>
          </table:table-cell>
          <table:table-cell table:formula="of:=[.I24]*2.2" office:value-type="float" office:value="0.117128" calcext:value-type="float">
            <text:p>0.117128</text:p>
          </table:table-cell>
          <table:table-cell table:style-name="ce8" table:formula="of:=[.J24]+[.K24]" office:value-type="float" office:value="0.205568" calcext:value-type="float">
            <text:p>0.205568</text:p>
          </table:table-cell>
          <table:table-cell table:formula="of:=[.K24]*2.2" office:value-type="float" office:value="0.2576816" calcext:value-type="float">
            <text:p>0.2576816</text:p>
          </table:table-cell>
          <table:table-cell table:style-name="ce10" table:formula="of:=[.L24]+[.M24]" office:value-type="float" office:value="0.4632496" calcext:value-type="float">
            <text:p>0.4632496</text:p>
          </table:table-cell>
          <table:table-cell table:formula="of:=[.M24]*2.2" office:value-type="float" office:value="0.56689952" calcext:value-type="float">
            <text:p>0.56689952</text:p>
          </table:table-cell>
          <table:table-cell table:style-name="ce12" table:formula="of:=[.N24] +[.O24]" office:value-type="float" office:value="1.03014912" calcext:value-type="float">
            <text:p>1.03014912</text:p>
          </table:table-cell>
          <table:table-cell table:formula="of:=[.O24]*2.2" office:value-type="float" office:value="1.247178944" calcext:value-type="float">
            <text:p>1.247178944</text:p>
          </table:table-cell>
          <table:table-cell table:style-name="ce12" table:formula="of:=[.P24] + [.Q24]" office:value-type="float" office:value="2.277328064" calcext:value-type="float">
            <text:p>2.2773280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3X</text:p>
          </table:table-cell>
          <table:table-cell table:formula="of:=[.B19]" office:value-type="float" office:value="0.005" calcext:value-type="float">
            <text:p>0.005</text:p>
          </table:table-cell>
          <table:table-cell/>
          <table:table-cell table:formula="of:=[.D19]" office:value-type="float" office:value="0" calcext:value-type="float">
            <text:p>0</text:p>
          </table:table-cell>
          <table:table-cell table:formula="of:=[.B25]*2.3" office:value-type="float" office:value="0.0115" calcext:value-type="float">
            <text:p>0.0115</text:p>
          </table:table-cell>
          <table:table-cell table:style-name="ce8" table:formula="of:=[.D25]+[.E25]" office:value-type="float" office:value="0.0115" calcext:value-type="float">
            <text:p>0.0115</text:p>
          </table:table-cell>
          <table:table-cell table:formula="of:=[.E25]*2.3" office:value-type="float" office:value="0.02645" calcext:value-type="float">
            <text:p>0.02645</text:p>
          </table:table-cell>
          <table:table-cell table:style-name="ce8" table:formula="of:=[.F25]+[.G25]" office:value-type="float" office:value="0.03795" calcext:value-type="float">
            <text:p>0.03795</text:p>
          </table:table-cell>
          <table:table-cell table:formula="of:=[.G25]*2.3" office:value-type="float" office:value="0.060835" calcext:value-type="float">
            <text:p>0.060835</text:p>
          </table:table-cell>
          <table:table-cell table:style-name="ce8" table:formula="of:=[.H25]+[.I25]" office:value-type="float" office:value="0.098785" calcext:value-type="float">
            <text:p>0.098785</text:p>
          </table:table-cell>
          <table:table-cell table:formula="of:=[.I25]*2.3" office:value-type="float" office:value="0.1399205" calcext:value-type="float">
            <text:p>0.1399205</text:p>
          </table:table-cell>
          <table:table-cell table:style-name="ce8" table:formula="of:=[.J25]+[.K25]" office:value-type="float" office:value="0.2387055" calcext:value-type="float">
            <text:p>0.2387055</text:p>
          </table:table-cell>
          <table:table-cell table:formula="of:=[.K25]*2.3" office:value-type="float" office:value="0.32181715" calcext:value-type="float">
            <text:p>0.32181715</text:p>
          </table:table-cell>
          <table:table-cell table:style-name="ce10" table:formula="of:=[.L25]+[.M25]" office:value-type="float" office:value="0.56052265" calcext:value-type="float">
            <text:p>0.56052265</text:p>
          </table:table-cell>
          <table:table-cell table:formula="of:=[.M25]*2.3" office:value-type="float" office:value="0.740179445" calcext:value-type="float">
            <text:p>0.740179445</text:p>
          </table:table-cell>
          <table:table-cell table:style-name="ce12" table:formula="of:=[.N25] +[.O25]" office:value-type="float" office:value="1.300702095" calcext:value-type="float">
            <text:p>1.300702095</text:p>
          </table:table-cell>
          <table:table-cell table:formula="of:=[.O25]*2.3" office:value-type="float" office:value="1.7024127235" calcext:value-type="float">
            <text:p>1.7024127235</text:p>
          </table:table-cell>
          <table:table-cell table:style-name="ce12" table:formula="of:=[.P25] + [.Q25]" office:value-type="float" office:value="3.0031148185" calcext:value-type="float">
            <text:p>3.0031148185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2.5X</text:p>
          </table:table-cell>
          <table:table-cell table:style-name="ce4" table:formula="of:=[.B19]" office:value-type="float" office:value="0.005" calcext:value-type="float">
            <text:p>0.005</text:p>
          </table:table-cell>
          <table:table-cell table:style-name="ce4"/>
          <table:table-cell table:style-name="ce4" table:formula="of:=[.D19]" office:value-type="float" office:value="0" calcext:value-type="float">
            <text:p>0</text:p>
          </table:table-cell>
          <table:table-cell table:formula="of:=[.B26]*2.5" office:value-type="float" office:value="0.0125" calcext:value-type="float">
            <text:p>0.0125</text:p>
          </table:table-cell>
          <table:table-cell table:style-name="ce8" table:formula="of:=[.D26]+[.E26]" office:value-type="float" office:value="0.0125" calcext:value-type="float">
            <text:p>0.0125</text:p>
          </table:table-cell>
          <table:table-cell table:formula="of:=[.E26]*2.5" office:value-type="float" office:value="0.03125" calcext:value-type="float">
            <text:p>0.03125</text:p>
          </table:table-cell>
          <table:table-cell table:style-name="ce8" table:formula="of:=[.F26]+[.G26]" office:value-type="float" office:value="0.04375" calcext:value-type="float">
            <text:p>0.04375</text:p>
          </table:table-cell>
          <table:table-cell table:formula="of:=[.G26]*2.5" office:value-type="float" office:value="0.078125" calcext:value-type="float">
            <text:p>0.078125</text:p>
          </table:table-cell>
          <table:table-cell table:style-name="ce8" table:formula="of:=[.H26]+[.I26]" office:value-type="float" office:value="0.121875" calcext:value-type="float">
            <text:p>0.121875</text:p>
          </table:table-cell>
          <table:table-cell table:formula="of:=[.I26]*2.5" office:value-type="float" office:value="0.1953125" calcext:value-type="float">
            <text:p>0.1953125</text:p>
          </table:table-cell>
          <table:table-cell table:style-name="ce8" table:formula="of:=[.J26]+[.K26]" office:value-type="float" office:value="0.3171875" calcext:value-type="float">
            <text:p>0.3171875</text:p>
          </table:table-cell>
          <table:table-cell table:formula="of:=[.K26]*2.5" office:value-type="float" office:value="0.48828125" calcext:value-type="float">
            <text:p>0.48828125</text:p>
          </table:table-cell>
          <table:table-cell table:style-name="ce10" table:formula="of:=[.L26]+[.M26]" office:value-type="float" office:value="0.80546875" calcext:value-type="float">
            <text:p>0.80546875</text:p>
          </table:table-cell>
          <table:table-cell table:formula="of:=[.M26]*2.5" office:value-type="float" office:value="1.220703125" calcext:value-type="float">
            <text:p>1.220703125</text:p>
          </table:table-cell>
          <table:table-cell table:style-name="ce12" table:formula="of:=[.N26] +[.O26]" office:value-type="float" office:value="2.026171875" calcext:value-type="float">
            <text:p>2.026171875</text:p>
          </table:table-cell>
          <table:table-cell table:formula="of:=[.O26]*2.5" office:value-type="float" office:value="3.0517578125" calcext:value-type="float">
            <text:p>3.0517578125</text:p>
          </table:table-cell>
          <table:table-cell table:style-name="ce12" table:formula="of:=[.P26] + [.Q26]" office:value-type="float" office:value="5.0779296875" calcext:value-type="float">
            <text:p>5.0779296875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Shares Per floor/Celing 2X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2" table:formula="of:=[.C27]*2" office:value-type="float" office:value="2" calcext:value-type="float">
            <text:p>2</text:p>
          </table:table-cell>
          <table:table-cell/>
          <table:table-cell table:style-name="ce2" table:formula="of:=[.F27] *2" office:value-type="float" office:value="4" calcext:value-type="float">
            <text:p>4</text:p>
          </table:table-cell>
          <table:table-cell/>
          <table:table-cell table:style-name="ce2" table:formula="of:=[.H27] *2" office:value-type="float" office:value="8" calcext:value-type="float">
            <text:p>8</text:p>
          </table:table-cell>
          <table:table-cell/>
          <table:table-cell table:style-name="ce2" table:formula="of:=[.J27] *2" office:value-type="float" office:value="16" calcext:value-type="float">
            <text:p>16</text:p>
          </table:table-cell>
          <table:table-cell/>
          <table:table-cell table:style-name="ce2" table:formula="of:=[.L27] *2" office:value-type="float" office:value="32" calcext:value-type="float">
            <text:p>32</text:p>
          </table:table-cell>
          <table:table-cell/>
          <table:table-cell table:style-name="ce2" table:formula="of:=[.N27] *2" office:value-type="float" office:value="64" calcext:value-type="float">
            <text:p>64</text:p>
          </table:table-cell>
          <table:table-cell/>
          <table:table-cell table:style-name="ce2" table:formula="of:=[.P27] *2" office:value-type="float" office:value="128" calcext:value-type="float">
            <text:p>128</text:p>
          </table:table-cell>
          <table:table-cell table:style-name="ce2" table:formula="of:=[.R27] *2" office:value-type="float" office:value="256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formula="of:=[.C27]" office:value-type="float" office:value="1" calcext:value-type="float">
            <text:p>1</text:p>
          </table:table-cell>
          <table:table-cell table:number-columns-repeated="2"/>
          <table:table-cell table:style-name="ce2" table:formula="of:=[.C28] + [.F27]" office:value-type="float" office:value="3" calcext:value-type="float">
            <text:p>3</text:p>
          </table:table-cell>
          <table:table-cell/>
          <table:table-cell table:style-name="ce2" table:formula="of:=[.F28] + [.H27]" office:value-type="float" office:value="7" calcext:value-type="float">
            <text:p>7</text:p>
          </table:table-cell>
          <table:table-cell/>
          <table:table-cell table:style-name="ce2" table:formula="of:=[.H28] + [.J27]" office:value-type="float" office:value="15" calcext:value-type="float">
            <text:p>15</text:p>
          </table:table-cell>
          <table:table-cell/>
          <table:table-cell table:style-name="ce2" table:formula="of:=[.J28] + [.L27]" office:value-type="float" office:value="31" calcext:value-type="float">
            <text:p>31</text:p>
          </table:table-cell>
          <table:table-cell/>
          <table:table-cell table:style-name="ce2" table:formula="of:=[.L28] + [.N27]" office:value-type="float" office:value="63" calcext:value-type="float">
            <text:p>63</text:p>
          </table:table-cell>
          <table:table-cell/>
          <table:table-cell table:style-name="ce2" table:formula="of:=[.N28] + [.P27]" office:value-type="float" office:value="127" calcext:value-type="float">
            <text:p>127</text:p>
          </table:table-cell>
          <table:table-cell/>
          <table:table-cell table:style-name="ce2" table:formula="of:=[.P28] + [.R27]" office:value-type="float" office:value="255" calcext:value-type="float">
            <text:p>255</text:p>
          </table:table-cell>
          <table:table-cell table:style-name="ce2" table:formula="of:=[.R28] + [.S27]" office:value-type="float" office:value="511" calcext:value-type="float">
            <text:p>511</text:p>
          </table:table-cell>
          <table:table-cell table:number-columns-repeated="1005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uy/sell_percent_multi</text:p>
          </table:table-cell>
          <table:table-cell table:style-name="ce2" office:value-type="string" calcext:value-type="string">
            <text:p>First floor Change Amount Percentage</text:p>
          </table:table-cell>
          <table:table-cell office:value-type="string" calcext:value-type="string">
            <text:p>buy/sell count</text:p>
          </table:table-cell>
          <table:table-cell office:value-type="string" calcext:value-type="string">
            <text:p>Starting Percent</text:p>
          </table:table-cell>
          <table:table-cell table:number-columns-repeated="9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Share Limit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1" office:value-type="float" office:value="0.01" calcext:value-type="float">
            <text:p>0.01</text:p>
          </table:table-cell>
          <table:table-cell/>
          <table:table-cell table:style-name="ce1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8X</text:p>
          </table:table-cell>
          <table:table-cell table:formula="of:=[.B33]" office:value-type="float" office:value="0.01" calcext:value-type="float">
            <text:p>0.01</text:p>
          </table:table-cell>
          <table:table-cell/>
          <table:table-cell table:formula="of:=[.D33]" office:value-type="float" office:value="0.01" calcext:value-type="float">
            <text:p>0.01</text:p>
          </table:table-cell>
          <table:table-cell table:formula="of:=[.B34]*1.8" office:value-type="float" office:value="0.018" calcext:value-type="float">
            <text:p>0.018</text:p>
          </table:table-cell>
          <table:table-cell table:style-name="ce8" table:formula="of:=[.D34]+[.E34]" office:value-type="float" office:value="0.028" calcext:value-type="float">
            <text:p>0.028</text:p>
          </table:table-cell>
          <table:table-cell table:formula="of:=[.E34]*1.8" office:value-type="float" office:value="0.0324" calcext:value-type="float">
            <text:p>0.0324</text:p>
          </table:table-cell>
          <table:table-cell table:style-name="ce8" table:formula="of:=[.F34]+[.G34]" office:value-type="float" office:value="0.0604" calcext:value-type="float">
            <text:p>0.0604</text:p>
          </table:table-cell>
          <table:table-cell table:formula="of:=[.G34]*1.8" office:value-type="float" office:value="0.05832" calcext:value-type="float">
            <text:p>0.05832</text:p>
          </table:table-cell>
          <table:table-cell table:style-name="ce8" table:formula="of:=[.H34]+[.I34]" office:value-type="float" office:value="0.11872" calcext:value-type="float">
            <text:p>0.11872</text:p>
          </table:table-cell>
          <table:table-cell table:formula="of:=[.I34]*1.8" office:value-type="float" office:value="0.104976" calcext:value-type="float">
            <text:p>0.104976</text:p>
          </table:table-cell>
          <table:table-cell table:style-name="ce8" table:formula="of:=[.J34]+[.K34]" office:value-type="float" office:value="0.223696" calcext:value-type="float">
            <text:p>0.223696</text:p>
          </table:table-cell>
          <table:table-cell table:formula="of:=[.K34]*1.8" office:value-type="float" office:value="0.1889568" calcext:value-type="float">
            <text:p>0.1889568</text:p>
          </table:table-cell>
          <table:table-cell table:style-name="ce10" table:formula="of:=[.L34]+[.M34]" office:value-type="float" office:value="0.4126528" calcext:value-type="float">
            <text:p>0.4126528</text:p>
          </table:table-cell>
          <table:table-cell table:formula="of:=[.M34]*1.8" office:value-type="float" office:value="0.34012224" calcext:value-type="float">
            <text:p>0.34012224</text:p>
          </table:table-cell>
          <table:table-cell table:style-name="ce12" table:formula="of:=[.N34] +[.O34]" office:value-type="float" office:value="0.75277504" calcext:value-type="float">
            <text:p>0.75277504</text:p>
          </table:table-cell>
          <table:table-cell table:formula="of:=[.O34]*1.8" office:value-type="float" office:value="0.612220032" calcext:value-type="float">
            <text:p>0.612220032</text:p>
          </table:table-cell>
          <table:table-cell table:style-name="ce12" table:formula="of:=[.P34] + [.Q34]" office:value-type="float" office:value="1.364995072" calcext:value-type="float">
            <text:p>1.3649950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X</text:p>
          </table:table-cell>
          <table:table-cell table:formula="of:=[.B33]" office:value-type="float" office:value="0.01" calcext:value-type="float">
            <text:p>0.01</text:p>
          </table:table-cell>
          <table:table-cell/>
          <table:table-cell table:formula="of:=[.D33]" office:value-type="float" office:value="0.01" calcext:value-type="float">
            <text:p>0.01</text:p>
          </table:table-cell>
          <table:table-cell table:formula="of:=[.B35]*2" office:value-type="float" office:value="0.02" calcext:value-type="float">
            <text:p>0.02</text:p>
          </table:table-cell>
          <table:table-cell table:style-name="ce8" table:formula="of:=[.D35]+[.E35]" office:value-type="float" office:value="0.03" calcext:value-type="float">
            <text:p>0.03</text:p>
          </table:table-cell>
          <table:table-cell table:formula="of:=[.E35]*2" office:value-type="float" office:value="0.04" calcext:value-type="float">
            <text:p>0.04</text:p>
          </table:table-cell>
          <table:table-cell table:style-name="ce8" table:formula="of:=[.F35]+[.G35]" office:value-type="float" office:value="0.07" calcext:value-type="float">
            <text:p>0.07</text:p>
          </table:table-cell>
          <table:table-cell table:formula="of:=[.G35]*2" office:value-type="float" office:value="0.08" calcext:value-type="float">
            <text:p>0.08</text:p>
          </table:table-cell>
          <table:table-cell table:style-name="ce8" table:formula="of:=[.H35]+[.I35]" office:value-type="float" office:value="0.15" calcext:value-type="float">
            <text:p>0.15</text:p>
          </table:table-cell>
          <table:table-cell table:formula="of:=[.I35]*2" office:value-type="float" office:value="0.16" calcext:value-type="float">
            <text:p>0.16</text:p>
          </table:table-cell>
          <table:table-cell table:style-name="ce8" table:formula="of:=[.J35]+[.K35]" office:value-type="float" office:value="0.31" calcext:value-type="float">
            <text:p>0.31</text:p>
          </table:table-cell>
          <table:table-cell table:formula="of:=[.K35]*2" office:value-type="float" office:value="0.32" calcext:value-type="float">
            <text:p>0.32</text:p>
          </table:table-cell>
          <table:table-cell table:style-name="ce10" table:formula="of:=[.L35]+[.M35]" office:value-type="float" office:value="0.63" calcext:value-type="float">
            <text:p>0.63</text:p>
          </table:table-cell>
          <table:table-cell table:formula="of:=[.M35]*2" office:value-type="float" office:value="0.64" calcext:value-type="float">
            <text:p>0.64</text:p>
          </table:table-cell>
          <table:table-cell table:style-name="ce12" table:formula="of:=[.N35] +[.O35]" office:value-type="float" office:value="1.27" calcext:value-type="float">
            <text:p>1.27</text:p>
          </table:table-cell>
          <table:table-cell table:formula="of:=[.O35]*2" office:value-type="float" office:value="1.28" calcext:value-type="float">
            <text:p>1.28</text:p>
          </table:table-cell>
          <table:table-cell table:style-name="ce12" table:formula="of:=[.P35] + [.Q35]" office:value-type="float" office:value="2.55" calcext:value-type="float">
            <text:p>2.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1X</text:p>
          </table:table-cell>
          <table:table-cell table:formula="of:=[.B33]" office:value-type="float" office:value="0.01" calcext:value-type="float">
            <text:p>0.01</text:p>
          </table:table-cell>
          <table:table-cell/>
          <table:table-cell table:formula="of:=[.D33]" office:value-type="float" office:value="0.01" calcext:value-type="float">
            <text:p>0.01</text:p>
          </table:table-cell>
          <table:table-cell table:formula="of:=[.B36]*2.1" office:value-type="float" office:value="0.021" calcext:value-type="float">
            <text:p>0.021</text:p>
          </table:table-cell>
          <table:table-cell table:style-name="ce8" table:formula="of:=[.D36]+[.E36]" office:value-type="float" office:value="0.031" calcext:value-type="float">
            <text:p>0.031</text:p>
          </table:table-cell>
          <table:table-cell table:formula="of:=[.E36]*2.1" office:value-type="float" office:value="0.0441" calcext:value-type="float">
            <text:p>0.0441</text:p>
          </table:table-cell>
          <table:table-cell table:style-name="ce8" table:formula="of:=[.F36]+[.G36]" office:value-type="float" office:value="0.0751" calcext:value-type="float">
            <text:p>0.0751</text:p>
          </table:table-cell>
          <table:table-cell table:formula="of:=[.G36]*2.1" office:value-type="float" office:value="0.09261" calcext:value-type="float">
            <text:p>0.09261</text:p>
          </table:table-cell>
          <table:table-cell table:style-name="ce8" table:formula="of:=[.H36]+[.I36]" office:value-type="float" office:value="0.16771" calcext:value-type="float">
            <text:p>0.16771</text:p>
          </table:table-cell>
          <table:table-cell table:formula="of:=[.I36]*2.1" office:value-type="float" office:value="0.194481" calcext:value-type="float">
            <text:p>0.194481</text:p>
          </table:table-cell>
          <table:table-cell table:style-name="ce8" table:formula="of:=[.J36]+[.K36]" office:value-type="float" office:value="0.362191" calcext:value-type="float">
            <text:p>0.362191</text:p>
          </table:table-cell>
          <table:table-cell table:formula="of:=[.K36]*2.1" office:value-type="float" office:value="0.4084101" calcext:value-type="float">
            <text:p>0.4084101</text:p>
          </table:table-cell>
          <table:table-cell table:style-name="ce10" table:formula="of:=[.L36]+[.M36]" office:value-type="float" office:value="0.7706011" calcext:value-type="float">
            <text:p>0.7706011</text:p>
          </table:table-cell>
          <table:table-cell table:formula="of:=[.M36]*2.1" office:value-type="float" office:value="0.85766121" calcext:value-type="float">
            <text:p>0.85766121</text:p>
          </table:table-cell>
          <table:table-cell table:style-name="ce12" table:formula="of:=[.N36] +[.O36]" office:value-type="float" office:value="1.62826231" calcext:value-type="float">
            <text:p>1.62826231</text:p>
          </table:table-cell>
          <table:table-cell table:formula="of:=[.O36]*2.1" office:value-type="float" office:value="1.801088541" calcext:value-type="float">
            <text:p>1.801088541</text:p>
          </table:table-cell>
          <table:table-cell table:style-name="ce12" table:formula="of:=[.P36] + [.Q36]" office:value-type="float" office:value="3.429350851" calcext:value-type="float">
            <text:p>3.4293508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2X</text:p>
          </table:table-cell>
          <table:table-cell table:formula="of:=[.B33]" office:value-type="float" office:value="0.01" calcext:value-type="float">
            <text:p>0.01</text:p>
          </table:table-cell>
          <table:table-cell/>
          <table:table-cell table:formula="of:=[.D33]" office:value-type="float" office:value="0.01" calcext:value-type="float">
            <text:p>0.01</text:p>
          </table:table-cell>
          <table:table-cell table:formula="of:=[.B37]*2.2" office:value-type="float" office:value="0.022" calcext:value-type="float">
            <text:p>0.022</text:p>
          </table:table-cell>
          <table:table-cell table:style-name="ce8" table:formula="of:=[.D37]+[.E37]" office:value-type="float" office:value="0.032" calcext:value-type="float">
            <text:p>0.032</text:p>
          </table:table-cell>
          <table:table-cell table:formula="of:=[.E37]*2.2" office:value-type="float" office:value="0.0484" calcext:value-type="float">
            <text:p>0.0484</text:p>
          </table:table-cell>
          <table:table-cell table:style-name="ce8" table:formula="of:=[.F37]+[.G37]" office:value-type="float" office:value="0.0804" calcext:value-type="float">
            <text:p>0.0804</text:p>
          </table:table-cell>
          <table:table-cell table:formula="of:=[.G37]*2.2" office:value-type="float" office:value="0.10648" calcext:value-type="float">
            <text:p>0.10648</text:p>
          </table:table-cell>
          <table:table-cell table:style-name="ce8" table:formula="of:=[.H37]+[.I37]" office:value-type="float" office:value="0.18688" calcext:value-type="float">
            <text:p>0.18688</text:p>
          </table:table-cell>
          <table:table-cell table:formula="of:=[.I37]*2.2" office:value-type="float" office:value="0.234256" calcext:value-type="float">
            <text:p>0.234256</text:p>
          </table:table-cell>
          <table:table-cell table:style-name="ce8" table:formula="of:=[.J37]+[.K37]" office:value-type="float" office:value="0.421136" calcext:value-type="float">
            <text:p>0.421136</text:p>
          </table:table-cell>
          <table:table-cell table:formula="of:=[.K37]*2.2" office:value-type="float" office:value="0.5153632" calcext:value-type="float">
            <text:p>0.5153632</text:p>
          </table:table-cell>
          <table:table-cell table:style-name="ce10" table:formula="of:=[.L37]+[.M37]" office:value-type="float" office:value="0.9364992" calcext:value-type="float">
            <text:p>0.9364992</text:p>
          </table:table-cell>
          <table:table-cell table:formula="of:=[.M37]*2.2" office:value-type="float" office:value="1.13379904" calcext:value-type="float">
            <text:p>1.13379904</text:p>
          </table:table-cell>
          <table:table-cell table:style-name="ce12" table:formula="of:=[.N37] +[.O37]" office:value-type="float" office:value="2.07029824" calcext:value-type="float">
            <text:p>2.07029824</text:p>
          </table:table-cell>
          <table:table-cell table:formula="of:=[.O37]*2.2" office:value-type="float" office:value="2.494357888" calcext:value-type="float">
            <text:p>2.494357888</text:p>
          </table:table-cell>
          <table:table-cell table:style-name="ce12" table:formula="of:=[.P37] + [.Q37]" office:value-type="float" office:value="4.564656128" calcext:value-type="float">
            <text:p>4.564656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.3X</text:p>
          </table:table-cell>
          <table:table-cell table:formula="of:=[.B33]" office:value-type="float" office:value="0.01" calcext:value-type="float">
            <text:p>0.01</text:p>
          </table:table-cell>
          <table:table-cell/>
          <table:table-cell table:formula="of:=[.D33]" office:value-type="float" office:value="0.01" calcext:value-type="float">
            <text:p>0.01</text:p>
          </table:table-cell>
          <table:table-cell table:formula="of:=[.B38]*2.3" office:value-type="float" office:value="0.023" calcext:value-type="float">
            <text:p>0.023</text:p>
          </table:table-cell>
          <table:table-cell table:style-name="ce8" table:formula="of:=[.D38]+[.E38]" office:value-type="float" office:value="0.033" calcext:value-type="float">
            <text:p>0.033</text:p>
          </table:table-cell>
          <table:table-cell table:formula="of:=[.E38]*2.3" office:value-type="float" office:value="0.0529" calcext:value-type="float">
            <text:p>0.0529</text:p>
          </table:table-cell>
          <table:table-cell table:style-name="ce8" table:formula="of:=[.F38]+[.G38]" office:value-type="float" office:value="0.0859" calcext:value-type="float">
            <text:p>0.0859</text:p>
          </table:table-cell>
          <table:table-cell table:formula="of:=[.G38]*2.3" office:value-type="float" office:value="0.12167" calcext:value-type="float">
            <text:p>0.12167</text:p>
          </table:table-cell>
          <table:table-cell table:style-name="ce8" table:formula="of:=[.H38]+[.I38]" office:value-type="float" office:value="0.20757" calcext:value-type="float">
            <text:p>0.20757</text:p>
          </table:table-cell>
          <table:table-cell table:formula="of:=[.I38]*2.3" office:value-type="float" office:value="0.279841" calcext:value-type="float">
            <text:p>0.279841</text:p>
          </table:table-cell>
          <table:table-cell table:style-name="ce8" table:formula="of:=[.J38]+[.K38]" office:value-type="float" office:value="0.487411" calcext:value-type="float">
            <text:p>0.487411</text:p>
          </table:table-cell>
          <table:table-cell table:formula="of:=[.K38]*2.3" office:value-type="float" office:value="0.6436343" calcext:value-type="float">
            <text:p>0.6436343</text:p>
          </table:table-cell>
          <table:table-cell table:style-name="ce10" table:formula="of:=[.L38]+[.M38]" office:value-type="float" office:value="1.1310453" calcext:value-type="float">
            <text:p>1.1310453</text:p>
          </table:table-cell>
          <table:table-cell table:formula="of:=[.M38]*2.3" office:value-type="float" office:value="1.48035889" calcext:value-type="float">
            <text:p>1.48035889</text:p>
          </table:table-cell>
          <table:table-cell table:style-name="ce12" table:formula="of:=[.N38] +[.O38]" office:value-type="float" office:value="2.61140419" calcext:value-type="float">
            <text:p>2.61140419</text:p>
          </table:table-cell>
          <table:table-cell table:formula="of:=[.O38]*2.3" office:value-type="float" office:value="3.404825447" calcext:value-type="float">
            <text:p>3.404825447</text:p>
          </table:table-cell>
          <table:table-cell table:style-name="ce12" table:formula="of:=[.P38] + [.Q38]" office:value-type="float" office:value="6.016229637" calcext:value-type="float">
            <text:p>6.016229637</text:p>
          </table:table-cell>
          <table:table-cell table:number-columns-repeated="1006"/>
        </table:table-row>
        <table:table-row table:style-name="ro1">
          <table:table-cell table:style-name="ce4" office:value-type="string" calcext:value-type="string">
            <text:p>2.5X</text:p>
          </table:table-cell>
          <table:table-cell table:style-name="ce4" table:formula="of:=[.B33]" office:value-type="float" office:value="0.01" calcext:value-type="float">
            <text:p>0.01</text:p>
          </table:table-cell>
          <table:table-cell table:style-name="ce4"/>
          <table:table-cell table:style-name="ce4" table:formula="of:=[.D33]" office:value-type="float" office:value="0.01" calcext:value-type="float">
            <text:p>0.01</text:p>
          </table:table-cell>
          <table:table-cell table:formula="of:=[.B39]*2.5" office:value-type="float" office:value="0.025" calcext:value-type="float">
            <text:p>0.025</text:p>
          </table:table-cell>
          <table:table-cell table:style-name="ce8" table:formula="of:=[.D39]+[.E39]" office:value-type="float" office:value="0.035" calcext:value-type="float">
            <text:p>0.035</text:p>
          </table:table-cell>
          <table:table-cell table:formula="of:=[.E39]*2.5" office:value-type="float" office:value="0.0625" calcext:value-type="float">
            <text:p>0.0625</text:p>
          </table:table-cell>
          <table:table-cell table:style-name="ce8" table:formula="of:=[.F39]+[.G39]" office:value-type="float" office:value="0.0975" calcext:value-type="float">
            <text:p>0.0975</text:p>
          </table:table-cell>
          <table:table-cell table:formula="of:=[.G39]*2.5" office:value-type="float" office:value="0.15625" calcext:value-type="float">
            <text:p>0.15625</text:p>
          </table:table-cell>
          <table:table-cell table:style-name="ce8" table:formula="of:=[.H39]+[.I39]" office:value-type="float" office:value="0.25375" calcext:value-type="float">
            <text:p>0.25375</text:p>
          </table:table-cell>
          <table:table-cell table:formula="of:=[.I39]*2.5" office:value-type="float" office:value="0.390625" calcext:value-type="float">
            <text:p>0.390625</text:p>
          </table:table-cell>
          <table:table-cell table:style-name="ce8" table:formula="of:=[.J39]+[.K39]" office:value-type="float" office:value="0.644375" calcext:value-type="float">
            <text:p>0.644375</text:p>
          </table:table-cell>
          <table:table-cell table:formula="of:=[.K39]*2.5" office:value-type="float" office:value="0.9765625" calcext:value-type="float">
            <text:p>0.9765625</text:p>
          </table:table-cell>
          <table:table-cell table:style-name="ce10" table:formula="of:=[.L39]+[.M39]" office:value-type="float" office:value="1.6209375" calcext:value-type="float">
            <text:p>1.6209375</text:p>
          </table:table-cell>
          <table:table-cell table:formula="of:=[.M39]*2.5" office:value-type="float" office:value="2.44140625" calcext:value-type="float">
            <text:p>2.44140625</text:p>
          </table:table-cell>
          <table:table-cell table:style-name="ce12" table:formula="of:=[.N39] +[.O39]" office:value-type="float" office:value="4.06234375" calcext:value-type="float">
            <text:p>4.06234375</text:p>
          </table:table-cell>
          <table:table-cell table:formula="of:=[.O39]*2.5" office:value-type="float" office:value="6.103515625" calcext:value-type="float">
            <text:p>6.103515625</text:p>
          </table:table-cell>
          <table:table-cell table:style-name="ce12" table:formula="of:=[.P39] + [.Q39]" office:value-type="float" office:value="10.165859375" calcext:value-type="float">
            <text:p>10.165859375</text:p>
          </table:table-cell>
          <table:table-cell table:style-name="ce4" table:number-columns-repeated="1006"/>
        </table:table-row>
        <table:table-row table:style-name="ro1">
          <table:table-cell table:style-name="ce2" office:value-type="string" calcext:value-type="string">
            <text:p>Shares Per floor/Celing 2X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style-name="ce2" table:formula="of:=[.C40]*2" office:value-type="float" office:value="2" calcext:value-type="float">
            <text:p>2</text:p>
          </table:table-cell>
          <table:table-cell/>
          <table:table-cell table:style-name="ce2" table:formula="of:=[.F40] *2" office:value-type="float" office:value="4" calcext:value-type="float">
            <text:p>4</text:p>
          </table:table-cell>
          <table:table-cell/>
          <table:table-cell table:style-name="ce2" table:formula="of:=[.H40] *2" office:value-type="float" office:value="8" calcext:value-type="float">
            <text:p>8</text:p>
          </table:table-cell>
          <table:table-cell/>
          <table:table-cell table:style-name="ce2" table:formula="of:=[.J40] *2" office:value-type="float" office:value="16" calcext:value-type="float">
            <text:p>16</text:p>
          </table:table-cell>
          <table:table-cell/>
          <table:table-cell table:style-name="ce2" table:formula="of:=[.L40] *2" office:value-type="float" office:value="32" calcext:value-type="float">
            <text:p>32</text:p>
          </table:table-cell>
          <table:table-cell/>
          <table:table-cell table:style-name="ce2" table:formula="of:=[.N40] *2" office:value-type="float" office:value="64" calcext:value-type="float">
            <text:p>64</text:p>
          </table:table-cell>
          <table:table-cell/>
          <table:table-cell table:style-name="ce2" table:formula="of:=[.P40] *2" office:value-type="float" office:value="128" calcext:value-type="float">
            <text:p>128</text:p>
          </table:table-cell>
          <table:table-cell table:style-name="ce2" table:formula="of:=[.R40] *2" office:value-type="float" office:value="256" calcext:value-type="float">
            <text:p>256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Total</text:p>
          </table:table-cell>
          <table:table-cell/>
          <table:table-cell table:formula="of:=[.C40]" office:value-type="float" office:value="1" calcext:value-type="float">
            <text:p>1</text:p>
          </table:table-cell>
          <table:table-cell table:number-columns-repeated="2"/>
          <table:table-cell table:style-name="ce2" table:formula="of:=[.C41] + [.F40]" office:value-type="float" office:value="3" calcext:value-type="float">
            <text:p>3</text:p>
          </table:table-cell>
          <table:table-cell/>
          <table:table-cell table:style-name="ce2" table:formula="of:=[.F41] + [.H40]" office:value-type="float" office:value="7" calcext:value-type="float">
            <text:p>7</text:p>
          </table:table-cell>
          <table:table-cell/>
          <table:table-cell table:style-name="ce2" table:formula="of:=[.H41] + [.J40]" office:value-type="float" office:value="15" calcext:value-type="float">
            <text:p>15</text:p>
          </table:table-cell>
          <table:table-cell/>
          <table:table-cell table:style-name="ce2" table:formula="of:=[.J41] + [.L40]" office:value-type="float" office:value="31" calcext:value-type="float">
            <text:p>31</text:p>
          </table:table-cell>
          <table:table-cell/>
          <table:table-cell table:style-name="ce2" table:formula="of:=[.L41] + [.N40]" office:value-type="float" office:value="63" calcext:value-type="float">
            <text:p>63</text:p>
          </table:table-cell>
          <table:table-cell/>
          <table:table-cell table:style-name="ce2" table:formula="of:=[.N41] + [.P40]" office:value-type="float" office:value="127" calcext:value-type="float">
            <text:p>127</text:p>
          </table:table-cell>
          <table:table-cell/>
          <table:table-cell table:style-name="ce2" table:formula="of:=[.P41] + [.R40]" office:value-type="float" office:value="255" calcext:value-type="float">
            <text:p>255</text:p>
          </table:table-cell>
          <table:table-cell table:style-name="ce2" table:formula="of:=[.R41] + [.S40]" office:value-type="float" office:value="511" calcext:value-type="float">
            <text:p>511</text:p>
          </table:table-cell>
          <table:table-cell table:number-columns-repeated="1005"/>
        </table:table-row>
        <table:table-row table:style-name="ro1">
          <table:table-cell table:style-name="ce2" table:number-columns-repeated="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06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9:18:51.147780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wn McKinzie</meta:initial-creator>
    <meta:creation-date>2021-04-22T21:03:58</meta:creation-date>
    <dc:date>2021-05-08T15:14:26.097208097</dc:date>
    <meta:generator>LibreOffice/6.1.5.2$Linux_X86_64 LibreOffice_project/10$Build-2</meta:generator>
    <meta:editing-duration>PT17H2M14S</meta:editing-duration>
    <meta:editing-cycles>3</meta:editing-cycles>
    <meta:document-statistic meta:table-count="1" meta:cell-count="4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